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apa_3a__20_identificações">
      <style:text-properties officeooo:rsid="039b6797"/>
    </style:style>
    <style:style style:name="P3" style:family="paragraph" style:parent-style-name="Corpo_20_do_20_texto_3a__20_texto_20__28_geral_29_">
      <style:paragraph-properties fo:margin-left="0in" fo:margin-right="0in" fo:text-indent="0in" style:auto-text-indent="false"/>
    </style:style>
    <style:style style:name="P4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2704f8"/>
    </style:style>
    <style:style style:name="P5" style:family="paragraph" style:parent-style-name="Corpo_20_do_20_texto_3a__20_texto_20__28_geral_29_">
      <style:paragraph-properties fo:margin-left="0in" fo:margin-right="0in" fo:text-indent="0in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in" fo:margin-right="0in" fo:text-indent="0in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7" style:family="paragraph" style:parent-style-name="Listas_3a__20_titulos">
      <style:text-properties officeooo:paragraph-rsid="00115706"/>
    </style:style>
    <style:style style:name="P8" style:family="paragraph" style:parent-style-name="Capa_3a__20_título">
      <style:text-properties officeooo:rsid="03c40176" officeooo:paragraph-rsid="03c40176"/>
    </style:style>
    <style:style style:name="P9" style:family="paragraph" style:parent-style-name="Sumário_3a__20_itens_20_nível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0" style:family="paragraph" style:parent-style-name="Corpo_20_do_20_texto_3a__20_texto_20__28_geral_29_">
      <style:text-properties officeooo:rsid="064365fc" officeooo:paragraph-rsid="064365fc"/>
    </style:style>
    <style:style style:name="P11" style:family="paragraph" style:parent-style-name="Corpo_20_do_20_texto_3a__20_texto_20__28_geral_29_">
      <style:text-properties officeooo:rsid="06464b71" officeooo:paragraph-rsid="06464b71"/>
    </style:style>
    <style:style style:name="P12" style:family="paragraph" style:parent-style-name="Corpo_20_do_20_texto_3a__20_texto_20__28_geral_29_">
      <style:text-properties officeooo:rsid="064718a7" officeooo:paragraph-rsid="064718a7"/>
    </style:style>
    <style:style style:name="P13" style:family="paragraph" style:parent-style-name="Capa_3a__20_identificações" style:master-page-name="TCC_20_Univás_3a__20_elementos_20_pré-textuais">
      <style:paragraph-properties style:page-number="auto"/>
    </style:style>
    <style:style style:name="P14" style:family="paragraph" style:parent-style-name="Listas_3a__20_titulos" style:master-page-name="TCC_20_Univás_3a__20_elementos_20_pré-textuais">
      <style:paragraph-properties style:page-number="1"/>
    </style:style>
    <style:style style:name="P15" style:family="paragraph" style:parent-style-name="Listas_3a__20_titulos" style:master-page-name="TCC_20_Univás_3a__20_elementos_20_pré-textuais">
      <style:paragraph-properties style:page-number="auto"/>
    </style:style>
    <style:style style:name="P16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17" style:family="paragraph" style:parent-style-name="Sumário_3a__20_título" style:master-page-name="TCC_20_Univás_3a__20_elementos_20_pré-textuais">
      <style:paragraph-properties style:page-number="auto"/>
    </style:style>
    <style:style style:name="P18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6414d6c"/>
    </style:style>
    <style:style style:name="P19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P20" style:family="paragraph" style:parent-style-name="Corpo_20_do_20_texto_3a__20_texto_20__28_geral_29_">
      <style:text-properties officeooo:rsid="0648e252" officeooo:paragraph-rsid="0648e252"/>
    </style:style>
    <style:style style:name="P21" style:family="paragraph" style:parent-style-name="Corpo_20_do_20_texto_3a__20_texto_20__28_geral_29_">
      <style:text-properties officeooo:rsid="0651890e" officeooo:paragraph-rsid="0651890e"/>
    </style:style>
    <style:style style:name="P22" style:family="paragraph" style:parent-style-name="Corpo_20_do_20_texto_3a__20_texto_20__28_geral_29_">
      <style:text-properties officeooo:rsid="0655bf21" officeooo:paragraph-rsid="0655bf21"/>
    </style:style>
    <style:style style:name="P23" style:family="paragraph" style:parent-style-name="Corpo_20_do_20_texto_3a__20_texto_20__28_geral_29_">
      <style:text-properties officeooo:rsid="065793b3" officeooo:paragraph-rsid="065793b3"/>
    </style:style>
    <style:style style:name="P24" style:family="paragraph" style:parent-style-name="Corpo_20_do_20_texto_3a__20_texto_20__28_geral_29_">
      <style:text-properties fo:language="pt" fo:country="BR" officeooo:rsid="0655bf21" officeooo:paragraph-rsid="0655bf21"/>
    </style:style>
    <style:style style:name="P25" style:family="paragraph" style:parent-style-name="Corpo_20_do_20_texto_3a__20_texto_20__28_geral_29_">
      <style:paragraph-properties fo:margin-left="0in" fo:margin-right="0in" fo:text-align="center" style:justify-single-word="false" fo:text-indent="0in" style:auto-text-indent="false"/>
      <style:text-properties officeooo:rsid="0655bf21" officeooo:paragraph-rsid="065793b3"/>
    </style:style>
    <style:style style:name="P26" style:family="paragraph" style:parent-style-name="Corpo_20_do_20_texto_3a__20_texto_20__28_geral_29_">
      <style:paragraph-properties fo:margin-left="0in" fo:margin-right="0in" fo:text-align="center" style:justify-single-word="false" fo:text-indent="0in" style:auto-text-indent="false"/>
      <style:text-properties fo:color="#ff3333" fo:font-weight="bold" officeooo:rsid="0655bf21" officeooo:paragraph-rsid="065793b3" style:font-weight-asian="bold" style:font-weight-complex="bold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001fb11" style:font-style-asian="italic" style:font-style-complex="italic"/>
    </style:style>
    <style:style style:name="T6" style:family="text">
      <style:text-properties fo:font-style="italic" officeooo:rsid="06464b71" style:font-style-asian="italic" style:font-style-complex="italic"/>
    </style:style>
    <style:style style:name="T7" style:family="text">
      <style:text-properties fo:font-style="italic" officeooo:rsid="065793b3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officeooo:rsid="01abadbf" style:font-style-asian="italic" style:font-style-complex="italic"/>
    </style:style>
    <style:style style:name="T12" style:family="text">
      <style:text-properties fo:language="en" fo:country="US" fo:font-style="italic" officeooo:rsid="0067840a" style:font-style-asian="italic" style:font-style-complex="italic"/>
    </style:style>
    <style:style style:name="T13" style:family="text">
      <style:text-properties fo:language="en" fo:country="US" fo:font-style="italic" officeooo:rsid="008e95e1" style:font-style-asian="italic" style:font-style-complex="italic"/>
    </style:style>
    <style:style style:name="T14" style:family="text">
      <style:text-properties fo:language="en" fo:country="US" fo:font-style="italic" officeooo:rsid="0001fb11" style:font-style-asian="italic" style:font-style-complex="italic"/>
    </style:style>
    <style:style style:name="T15" style:family="text">
      <style:text-properties fo:language="en" fo:country="US" fo:font-style="italic" officeooo:rsid="065793b3" style:font-style-asian="italic" style:font-style-complex="italic"/>
    </style:style>
    <style:style style:name="T1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language="en" fo:country="US" fo:font-style="normal" officeooo:rsid="031a0715" style:font-style-asian="normal" style:font-style-complex="normal"/>
    </style:style>
    <style:style style:name="T19" style:family="text">
      <style:text-properties fo:language="en" fo:country="US" fo:font-style="normal" officeooo:rsid="065793b3" style:font-style-asian="normal" style:font-style-complex="normal"/>
    </style:style>
    <style:style style:name="T20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weight="bold" officeooo:rsid="03519071" style:font-weight-asian="bold" style:font-weight-complex="bold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officeooo:rsid="0176ff3f"/>
    </style:style>
    <style:style style:name="T28" style:family="text">
      <style:text-properties fo:language="en" fo:country="US" officeooo:rsid="0351907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21ac94a" style:font-style-asian="normal" style:font-style-complex="normal"/>
    </style:style>
    <style:style style:name="T31" style:family="text">
      <style:text-properties fo:font-style="normal" officeooo:rsid="0001fb11" style:font-style-asian="normal" style:font-style-complex="normal"/>
    </style:style>
    <style:style style:name="T32" style:family="text">
      <style:text-properties fo:font-style="normal" officeooo:rsid="065793b3" style:font-style-asian="normal" style:font-style-complex="normal"/>
    </style:style>
    <style:style style:name="T33" style:family="text">
      <style:text-properties fo:font-style="normal" officeooo:rsid="065a88bc" style:font-style-asian="norma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11b3dd7" style:font-weight-asian="bold" style:font-weight-complex="bold"/>
    </style:style>
    <style:style style:name="T36" style:family="text">
      <style:text-properties fo:font-weight="bold" officeooo:rsid="02742a23" style:font-weight-asian="bold" style:font-weight-complex="bold"/>
    </style:style>
    <style:style style:name="T37" style:family="text">
      <style:text-properties fo:font-weight="bold" officeooo:rsid="027acdce" style:font-weight-asian="bold" style:font-weight-complex="bold"/>
    </style:style>
    <style:style style:name="T38" style:family="text">
      <style:text-properties fo:font-weight="bold" officeooo:rsid="02f43337" style:font-weight-asian="bold" style:font-weight-complex="bold"/>
    </style:style>
    <style:style style:name="T39" style:family="text">
      <style:text-properties fo:font-weight="bold" officeooo:rsid="034f025e" style:font-weight-asian="bold" style:font-weight-complex="bold"/>
    </style:style>
    <style:style style:name="T40" style:family="text">
      <style:text-properties fo:font-weight="bold" officeooo:rsid="03adbac3" style:font-weight-asian="bold" style:font-weight-complex="bold"/>
    </style:style>
    <style:style style:name="T41" style:family="text">
      <style:text-properties fo:font-weight="bold" officeooo:rsid="03d99d0c" style:font-weight-asian="bold" style:font-weight-complex="bold"/>
    </style:style>
    <style:style style:name="T42" style:family="text">
      <style:text-properties fo:font-weight="bold" officeooo:rsid="03ad68d2" style:font-weight-asian="bold" style:font-weight-complex="bold"/>
    </style:style>
    <style:style style:name="T43" style:family="text">
      <style:text-properties fo:font-weight="bold" officeooo:rsid="039f5489" style:font-weight-asian="bold" style:font-weight-complex="bold"/>
    </style:style>
    <style:style style:name="T44" style:family="text">
      <style:text-properties fo:font-weight="bold" officeooo:rsid="03519071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1799400" style:font-weight-asian="normal" style:font-weight-complex="normal"/>
    </style:style>
    <style:style style:name="T47" style:family="text">
      <style:text-properties fo:font-weight="normal" officeooo:rsid="02742a23" style:font-weight-asian="normal" style:font-weight-complex="normal"/>
    </style:style>
    <style:style style:name="T48" style:family="text">
      <style:text-properties fo:font-weight="normal" officeooo:rsid="03adbac3" style:font-weight-asian="normal" style:font-weight-complex="normal"/>
    </style:style>
    <style:style style:name="T49" style:family="text">
      <style:text-properties fo:font-weight="normal" officeooo:rsid="03b09af6" style:font-weight-asian="normal" style:font-weight-complex="normal"/>
    </style:style>
    <style:style style:name="T50" style:family="text">
      <style:text-properties fo:font-weight="normal" officeooo:rsid="03d99d0c" style:font-weight-asian="normal" style:font-weight-complex="normal"/>
    </style:style>
    <style:style style:name="T51" style:family="text">
      <style:text-properties fo:font-weight="normal" officeooo:rsid="03ad68d2" style:font-weight-asian="normal" style:font-weight-complex="normal"/>
    </style:style>
    <style:style style:name="T52" style:family="text">
      <style:text-properties fo:font-weight="normal" officeooo:rsid="039f5489" style:font-weight-asian="normal" style:font-weight-complex="normal"/>
    </style:style>
    <style:style style:name="T53" style:family="text">
      <style:text-properties fo:font-weight="normal" officeooo:rsid="03af2464" style:font-weight-asian="normal" style:font-weight-complex="normal"/>
    </style:style>
    <style:style style:name="T54" style:family="text">
      <style:text-properties officeooo:rsid="011b3dd7"/>
    </style:style>
    <style:style style:name="T55" style:family="text">
      <style:text-properties officeooo:rsid="016b36c7"/>
    </style:style>
    <style:style style:name="T56" style:family="text">
      <style:text-properties officeooo:rsid="017b6cfb"/>
    </style:style>
    <style:style style:name="T57" style:family="text">
      <style:text-properties officeooo:rsid="017dde25"/>
    </style:style>
    <style:style style:name="T58" style:family="text">
      <style:text-properties officeooo:rsid="02742a23"/>
    </style:style>
    <style:style style:name="T59" style:family="text">
      <style:text-properties officeooo:rsid="027acdce"/>
    </style:style>
    <style:style style:name="T60" style:family="text">
      <style:text-properties officeooo:rsid="02f43337"/>
    </style:style>
    <style:style style:name="T61" style:family="text">
      <style:text-properties officeooo:rsid="0350696e"/>
    </style:style>
    <style:style style:name="T62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63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65" style:family="text">
      <style:text-properties officeooo:rsid="03adbac3"/>
    </style:style>
    <style:style style:name="T66" style:family="text">
      <style:text-properties officeooo:rsid="03d81786"/>
    </style:style>
    <style:style style:name="T67" style:family="text">
      <style:text-properties officeooo:rsid="03d99d0c"/>
    </style:style>
    <style:style style:name="T68" style:family="text">
      <style:text-properties fo:text-transform="uppercase" officeooo:rsid="03d99d0c" style:font-size-asian="10.5pt"/>
    </style:style>
    <style:style style:name="T69" style:family="text">
      <style:text-properties officeooo:rsid="03ad68d2"/>
    </style:style>
    <style:style style:name="T70" style:family="text">
      <style:text-properties officeooo:rsid="039f5489"/>
    </style:style>
    <style:style style:name="T71" style:family="text">
      <style:text-properties officeooo:rsid="03519071"/>
    </style:style>
    <style:style style:name="T72" style:family="text">
      <style:text-properties officeooo:rsid="03d517e7"/>
    </style:style>
    <style:style style:name="T73" style:family="text">
      <style:text-properties officeooo:rsid="03b24ee6"/>
    </style:style>
    <style:style style:name="T74" style:family="text">
      <style:text-properties officeooo:rsid="03e5073d"/>
    </style:style>
    <style:style style:name="T75" style:family="text">
      <style:text-properties officeooo:rsid="000e572a"/>
    </style:style>
    <style:style style:name="T76" style:family="text">
      <style:text-properties officeooo:rsid="0645446e"/>
    </style:style>
    <style:style style:name="T77" style:family="text">
      <style:text-properties officeooo:rsid="06464b71"/>
    </style:style>
    <style:style style:name="T78" style:family="text">
      <style:text-properties fo:language="pt" fo:country="BR"/>
    </style:style>
    <style:style style:name="T79" style:family="text">
      <style:text-properties fo:language="pt" fo:country="BR" fo:font-style="normal" officeooo:rsid="065793b3" style:font-style-asian="normal" style:font-style-complex="normal"/>
    </style:style>
    <style:style style:name="T80" style:family="text">
      <style:text-properties officeooo:rsid="064a4a1d"/>
    </style:style>
    <style:style style:name="T81" style:family="text">
      <style:text-properties officeooo:rsid="064bd105"/>
    </style:style>
    <style:style style:name="T82" style:family="text">
      <style:text-properties officeooo:rsid="064ed7cc"/>
    </style:style>
    <style:style style:name="T83" style:family="text">
      <style:text-properties officeooo:rsid="064fe490"/>
    </style:style>
    <style:style style:name="T84" style:family="text">
      <style:text-properties officeooo:rsid="0651890e"/>
    </style:style>
    <style:style style:name="T85" style:family="text">
      <style:text-properties officeooo:rsid="0652c229"/>
    </style:style>
    <style:style style:name="T86" style:family="text">
      <style:text-properties officeooo:rsid="065793b3"/>
    </style:style>
    <style:style style:name="T87" style:family="text">
      <style:text-properties officeooo:rsid="065a76c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2"/>
      <text:p text:style-name="P2"/>
      <text:p text:style-name="Capa_3a__20_identificações"/>
      <text:p text:style-name="P8">Desenvolvimento modular de software <text:span text:style-name="T74">utilizando</text:span> <text:span text:style-name="T9">osgi</text:span>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14">Lista de figuras</text:p>
          </text:index-title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15">Lista de tabelas</text:p>
          </text:index-title>
        </text:index-body>
      </text:table-index>
      <text:p text:style-name="P7"/>
      <text:p text:style-name="P16">Lista de abreviaturas e siglas</text:p>
      <text:p text:style-name="P3">API<text:tab/><text:tab/><text:span text:style-name="T10">Application</text:span><text:span text:style-name="T3"> </text:span><text:span text:style-name="T10">Programming</text:span><text:span text:style-name="T3"> Interface</text:span></text:p>
      <text:p text:style-name="P3"><text:span text:style-name="T30">BSD</text:span><text:span text:style-name="T4"> <text:tab/><text:tab/></text:span><text:span text:style-name="T8">Berkeley Software </text:span><text:span text:style-name="T16">Distribution</text:span></text:p>
      <text:p text:style-name="P3">CSS<text:tab/><text:tab/><text:span text:style-name="T10">Cascading</text:span><text:span text:style-name="T3"> </text:span><text:span text:style-name="T10">Style</text:span><text:span text:style-name="T3"> </text:span><text:span text:style-name="T10">Sheet</text:span></text:p>
      <text:p text:style-name="P3">EJB<text:tab/><text:tab/><text:span text:style-name="T10">Enterprise</text:span><text:span text:style-name="T3"> </text:span><text:span text:style-name="T10">JavaBeans</text:span></text:p>
      <text:p text:style-name="P3"><text:span text:style-name="T9">HTML<text:tab/><text:tab/></text:span><text:span text:style-name="T10">H</text:span><text:span text:style-name="T13">y</text:span><text:span text:style-name="T10">perText Markup Language</text:span></text:p>
      <text:p text:style-name="P5"><text:span text:style-name="T9">IDE<text:tab/><text:tab/></text:span><text:span text:style-name="T12">Integrated Development Environment</text:span></text:p>
      <text:p text:style-name="P3"><text:span text:style-name="T9">IoT<text:tab/><text:tab/></text:span><text:span text:style-name="T10">Internet of Things</text:span></text:p>
      <text:p text:style-name="P3"><text:span text:style-name="T17">JDBC<text:tab/><text:tab/>Java </text:span><text:span text:style-name="T10">Database Connectivity</text:span></text:p>
      <text:p text:style-name="P3"><text:span text:style-name="T18">JEE<text:tab/><text:tab/></text:span><text:span text:style-name="T17">Java</text:span><text:span text:style-name="T10"> Platform, Enterprise Edition.</text:span></text:p>
      <text:p text:style-name="P3">JMS<text:tab/><text:tab/>Java <text:span text:style-name="T10">Message</text:span><text:span text:style-name="T3"> </text:span><text:span text:style-name="T10">Service</text:span></text:p>
      <text:p text:style-name="P3">JVM<text:tab/><text:tab/>Java <text:span text:style-name="T3">Virtual Machine</text:span></text:p>
      <text:p text:style-name="P3">NTT<text:tab/><text:tab/><text:span text:style-name="T10">Nippon</text:span><text:span text:style-name="T3"> </text:span><text:span text:style-name="T10">Telegraph</text:span><text:span text:style-name="T3"> </text:span><text:span text:style-name="T10">and</text:span><text:span text:style-name="T3"> </text:span><text:span text:style-name="T10">Telephone</text:span></text:p>
      <text:p text:style-name="P3">OSGi<text:tab/><text:tab/><text:span text:style-name="T10">Open</text:span><text:span text:style-name="T3"> </text:span><text:span text:style-name="T10">Services</text:span><text:span text:style-name="T3"> </text:span><text:span text:style-name="T10">Gateway</text:span><text:span text:style-name="T3"> </text:span><text:span text:style-name="T11">initiative</text:span></text:p>
      <text:p text:style-name="P3">SQL<text:tab/><text:tab/><text:span text:style-name="T10">Structured</text:span><text:span text:style-name="T3"> </text:span><text:span text:style-name="T10">Query</text:span><text:span text:style-name="T3"> </text:span><text:span text:style-name="T10">Language</text:span></text:p>
      <text:p text:style-name="P3">SRA<text:tab/><text:tab/><text:span text:style-name="T10">Systems</text:span><text:span text:style-name="T3"> </text:span><text:span text:style-name="T10">Research</text:span><text:span text:style-name="T3"> </text:span><text:span text:style-name="T10">and</text:span><text:span text:style-name="T3"> </text:span><text:span text:style-name="T10">Applications</text:span><text:span text:style-name="T3"> Corporation</text:span></text:p>
      <text:p text:style-name="P3"><text:span text:style-name="T31">TDC</text:span><text:span text:style-name="T5"><text:tab/><text:tab/>The </text:span><text:span text:style-name="T14">Developers</text:span><text:span text:style-name="T5"> </text:span><text:span text:style-name="T14">Conference</text:span></text:p>
      <text:p text:style-name="P3">UNIVAS<text:tab/>Universidade do Vale do Sapucaí</text:p>
      <text:p text:style-name="P3">XHTML<text:tab/><text:span text:style-name="T10">Extensible</text:span><text:span text:style-name="T3"> HyperText </text:span><text:span text:style-name="T10">Markup</text:span><text:span text:style-name="T3"> </text:span><text:span text:style-name="T10">Language</text:span></text:p>
      <text:p text:style-name="P3">XML<text:tab/><text:tab/><text:span text:style-name="T10">Extensible</text:span><text:span text:style-name="T3"> </text:span><text:span text:style-name="T10">Markup</text:span><text:span text:style-name="T3"> </text:span><text:span text:style-name="T10">Language</text:span></text:p>
      <text:p text:style-name="P3"><text:span text:style-name="T9">W3C<text:tab/><text:tab/></text:span><text:span text:style-name="T10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umário_3a__20_itens_20_nível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7">Sumário</text:p>
          </text:index-title>
          <text:p text:style-name="P9"><text:a xlink:type="simple" xlink:href="#__RefHeading__5033_361370671" text:style-name="Index_20_Link" text:visited-style-name="Index_20_Link"><text:s/>1 Discussão de resultados<text:tab/>5</text:a></text:p>
          <text:p text:style-name="P9"><text:a xlink:type="simple" xlink:href="#__RefHeading__5035_361370671" text:style-name="Index_20_Link" text:visited-style-name="Index_20_Link">Referências<text:tab/>6</text:a></text:p>
        </text:index-body>
      </text:table-of-content>
      <text:list xml:id="list719678437934513493" text:style-name="TCC_20_Univás_3a__20_númeração_20_títulos_20_e_20_subtítulos">
        <text:list-item>
          <text:h text:style-name="P18" text:outline-level="1"><text:bookmark-start text:name="__RefHeading__5033_361370671"/>Discussão de resultados<text:bookmark-end text:name="__RefHeading__5033_361370671"/></text:h>
        </text:list-item>
      </text:list>
      <text:p text:style-name="P3"/>
      <text:p text:style-name="P3"/>
      <text:p text:style-name="P3"/>
      <text:p text:style-name="P10">Neste capítulo serão apresentados e discutidos os resultados obtidos conforme a pesquisa realizada sobre modularização de softwares utilizando a tecnologia <text:span text:style-name="T81">OSGi. Esta</text:span> discussão tem o objetivo de destacar os pontos principais no que diz respeito a modularização de um <text:span text:style-name="T3">software</text:span>.</text:p>
      <text:p text:style-name="P10">O objetivo da pesquisa foi demonstrar um modelo de desenvolvimento modular util<text:span text:style-name="T77">i</text:span>zando a tecnologia OSGi, a qual fornece suporte a criação de <text:span text:style-name="T6">softwares</text:span><text:span text:style-name="T77"> modulares</text:span>. Dessa maneira decidiu-se então desenvolver uma aplicação sim<text:span text:style-name="T76">ples</text:span> que exemplifique a utilização dessa tecnologia.</text:p>
      <text:p text:style-name="P11">Com uma visão geral, a aplicação desenvolvida <text:span text:style-name="T84">está</text:span> composta pelos módulos de usuário, clientes, financeiro, <text:span text:style-name="T3">data </text:span><text:span text:style-name="T10">source</text:span> e log. Porém, esses módulos por sua vez, são compostos por módulos menores, que proporcionam flexibilidade e desacoplamento <text:span text:style-name="T81">dos mesmos no</text:span> <text:span text:style-name="T3">software</text:span>.</text:p>
      <text:p text:style-name="P12">Conforme afirma Knoernschild (2012), uma aplicação modular é aquela onde seus módulos podem ser instaláveis, parados, reiniciados e desinstalados sem interromper o restante da aplicação, além de serem <text:span text:style-name="T78">reutilizáveis</text:span>, combináveis e oferecerem uma interface clara.</text:p>
      <text:p text:style-name="P20">Com base nessa teoria e utilizando a tecnologia OSGi que oferece suporte a essas características, desenvolveu-se uma aplicação que permite que seus módulos possam ser instalados, desinstalados, parados, atualizados sem interromper o restante da aplicação. Os <text:s/><text:span text:style-name="T82">mesmos</text:span> também podem ser reutilizáveis e combinados com outros módulos. É importante destacar que existem módulos que não <text:span text:style-name="T83">devem</text:span> ser <text:span text:style-name="T83">parados ou</text:span> desinstalados por serem <text:span text:style-name="T80">partes</text:span> principais da aplicação.</text:p>
      <text:p text:style-name="P21">Com exceção dos módulos principais, que são denominados como <text:span text:style-name="T10">Main</text:span><text:span text:style-name="T9"> </text:span><text:span text:style-name="T10">Util</text:span><text:span text:style-name="T9"> API</text:span>, <text:span text:style-name="T10">Main</text:span><text:span text:style-name="T3"> Web </text:span><text:span text:style-name="T10">Resources</text:span><text:span text:style-name="T3"> </text:span><text:span text:style-name="T10">View</text:span>, e todos os outros módulos do tipo API, <text:span text:style-name="T85">todos os outros módulos podem ser desinstalados, instalados, reiniciados e parados sem comprometer o restante do sistema, apenas parando de executar suas responsabilidades específicas.</text:span></text:p>
      <text:p text:style-name="P24">A Figura 1 demonstra através da ferramenta <text:span text:style-name="T3">Apache </text:span><text:span text:style-name="T10">Felix</text:span><text:span text:style-name="T3"> Web Console </text:span><text:span text:style-name="T10">Bundles</text:span><text:span text:style-name="T3"> </text:span><text:span text:style-name="T32">que possibilita o gerenciamento dos módulos,</text:span> o módulo de clientes instalado. O mesmo é <text:soft-page-break/>composto por três módulos nomeados de <text:span text:style-name="T10">Customer</text:span><text:span text:style-name="T3"> </text:span><text:span text:style-name="T10">View</text:span>, <text:span text:style-name="T10">Customer</text:span><text:span text:style-name="T3"> </text:span>API e <text:span text:style-name="T10">Customer</text:span><text:span text:style-name="T3"> Cor</text:span><text:span text:style-name="T7">e.</text:span></text:p>
      <text:p text:style-name="P22"/>
      <text:p text:style-name="P25"/>
      <text:p text:style-name="P26">****<text:span text:style-name="T86">colocar imagem do web console com a view, api e core do módulo de clientes</text:span>****</text:p>
      <text:p text:style-name="P22"/>
      <text:p text:style-name="P22"/>
      <text:p text:style-name="P23">A Figura 2 demonstra que o módulo de Clientes está disponível no menu do sistem<text:span text:style-name="T87">a</text:span>. <text:span text:style-name="T29">Dos três módulos que compõe o módulo de clientes, é possível para ou desinstalar o módulo </text:span><text:span text:style-name="T10">Customer</text:span><text:span text:style-name="T3"> </text:span><text:span text:style-name="T10">View</text:span><text:span text:style-name="T29"> e </text:span><text:span text:style-name="T10">Customer</text:span><text:span text:style-name="T3"> Core</text:span><text:span text:style-name="T29"> sem afetar o restante do sistema. A Figura 3 demonstra agora esses dois módulos parados no console </text:span><text:span text:style-name="T33">e a Figura 4 demonstra o software ainda em funcionamento porém com o módulo de clientes indisponível para acesso.</text:span></text:p>
      <text:list xml:id="list132835518402617" text:continue-numbering="true" text:style-name="TCC_20_Univás_3a__20_númeração_20_títulos_20_e_20_subtítulos">
        <text:list-header>
          <text:h text:style-name="P19" text:outline-level="1"><text:bookmark-start text:name="__RefHeading__5035_361370671"/>Referências<text:bookmark-end text:name="__RefHeading__5035_361370671"/></text:h>
        </text:list-header>
      </text:list>
      <text:p text:style-name="P4"/>
      <text:p text:style-name="P6"/>
      <text:p text:style-name="Corpo_20_do_20_texto_3a__20_texto_20__28_referência_29_">APACHE. <text:span text:style-name="T34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Corpo_20_do_20_texto_3a__20_texto_20__28_referência_29_">APACHE. <text:span text:style-name="T34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55">á</text:span>bio. <text:span text:style-name="T34">Dicionário de metodologia:</text:span> um guia para a produção do conhecimento científico. São Paulo: Atlas, 2004.</text:p>
      <text:p text:style-name="Corpo_20_do_20_texto_3a__20_texto_20__28_referência_29_"/>
      <text:p text:style-name="Corpo_20_do_20_texto_3a__20_texto_20__28_referência_29_"><text:span text:style-name="T58">BORBA, Paulo. </text:span><text:span text:style-name="T36">Aspectos de Modularização</text:span><text:span text:style-name="T47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9">Neil.</text:span> <text:span text:style-name="T34">OSGi In </text:span><text:span text:style-name="T24">Practice</text:span><text:span text:style-name="T9">.</text:span> 2009.</text:p>
      <text:p text:style-name="Corpo_20_do_20_texto_3a__20_texto_20__28_referência_29_"/>
      <text:p text:style-name="Corpo_20_do_20_texto_3a__20_texto_20__28_referência_29_"><text:span text:style-name="T20">BOSSCHAERT, </text:span><text:span text:style-name="T21">David. </text:span><text:span text:style-name="T23">OSGi in Depth</text:span><text:span text:style-name="T21">. </text:span><text:span text:style-name="T22">Shelter Island: Manning Publications Co, 2012</text:span></text:p>
      <text:p text:style-name="Corpo_20_do_20_texto_3a__20_texto_20__28_referência_29_"/>
      <text:p text:style-name="Corpo_20_do_20_texto_3a__20_texto_20__28_referência_29_">CAELUM. <text:span text:style-name="T34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34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34">Programação em Java</text:span>. Santa Catarina: Copyleft <text:span text:style-name="T9">Pearson</text:span> <text:span text:style-name="T9">Education</text:span>, 2008.</text:p>
      <text:p text:style-name="Corpo_20_do_20_texto_3a__20_texto_20__28_referência_29_"/>
      <text:p text:style-name="Corpo_20_do_20_texto_3a__20_texto_20__28_referência_29_">COOK, Stuart; SELLTIZ, Claire; WRIGHTSMAN, Lawrence Samuel. <text:span text:style-name="T34">Métodos de pesquisa nas relações sociais</text:span>. São Paulo: EPU, 1987.</text:p>
      <text:p text:style-name="Corpo_20_do_20_texto_3a__20_texto_20__28_referência_29_"/>
      <text:p text:style-name="Corpo_20_do_20_texto_3a__20_texto_20__28_referência_29_"><text:span text:style-name="T65">COSTA, Gabriel. </text:span><text:span text:style-name="T40">O que é bootstrap?</text:span><text:span text:style-name="T48"> 2014. Disponível em http://www.tutorialwebdesign.com.br/o-que-e-bootstrap/. Acesso em 09 </text:span><text:span text:style-name="T49">de agosto, 2015.</text:span></text:p>
      <text:p text:style-name="Corpo_20_do_20_texto_3a__20_texto_20__28_referência_29_"/>
      <text:p text:style-name="Corpo_20_do_20_texto_3a__20_texto_20__28_referência_29_">DEITEL, <text:span text:style-name="T9">Harvey</text:span> <text:span text:style-name="T9">Matt</text:span>; DEITEL, Paul John. <text:span text:style-name="T34">Java </text:span><text:span text:style-name="T24">How</text:span><text:span text:style-name="T34"> to </text:span><text:span text:style-name="T24">Program</text:span><text:span text:style-name="T9">.</text:span> 8. ed. Edson <text:span text:style-name="T9">Furmankiewicz.</text:span> São Paulo: <text:span text:style-name="T9">Pearson</text:span> <text:span text:style-name="T9">Prentice</text:span> Hall, 2010.</text:p>
      <text:p text:style-name="Corpo_20_do_20_texto_3a__20_texto_20__28_referência_29_"/>
      <text:p text:style-name="Corpo_20_do_20_texto_3a__20_texto_20__28_referência_29_">DEVMEDIA. <text:span text:style-name="T34">Introdução ao </text:span><text:span text:style-name="T24">Spring</text:span><text:span text:style-name="T34"> </text:span><text:span text:style-name="T24">Framework</text:span><text:span text:style-name="T9">.</text:span> 2015. Disponível em http://www.devmedia.com.br/introducao-ao-spring-framework/26212. Acesso em 10 de março, 2015.</text:p>
      <text:p text:style-name="Corpo_20_do_20_texto_3a__20_texto_20__28_referência_29_"/>
      <text:p text:style-name="Corpo_20_do_20_texto_3a__20_texto_20__28_referência_29_">DEVMEDIA. <text:span text:style-name="T34">Novidades do GlassFish 3.1</text:span>. 2011. Disponível em: http://www.devmedia.com.br/novidades-do-glassfish-3-1-artigo-java-magazine-91/21124. <text:soft-page-break/>Acesso em 19 de junho, 2015.</text:p>
      <text:p text:style-name="Corpo_20_do_20_texto_3a__20_texto_20__28_referência_29_"/>
      <text:p text:style-name="Corpo_20_do_20_texto_3a__20_texto_20__28_referência_29_">DURHAM, <text:span text:style-name="T9">Ala</text:span><text:span text:style-name="T27">n</text:span>; JOHNSON, <text:span text:style-name="T9">Ralph.</text:span> <text:span text:style-name="T45">A </text:span><text:span text:style-name="T26">Framework</text:span><text:span text:style-name="T45"> for </text:span><text:span text:style-name="T26">Run-time</text:span><text:span text:style-name="T45"> </text:span><text:span text:style-name="T26">Systems</text:span><text:span text:style-name="T45"> </text:span><text:span text:style-name="T26">and</text:span><text:span text:style-name="T45"> </text:span><text:span text:style-name="T26">its</text:span><text:span text:style-name="T45"> Visual </text:span><text:span text:style-name="T26">Programming</text:span><text:span text:style-name="T45"> </text:span><text:span text:style-name="T26">Language</text:span><text:span text:style-name="T9">.</text:span> In: <text:span text:style-name="T34">OBJECT-ORIENTED PROGRAMMING SYSTEMS, LANGUAGES, AND APPLICATIONS</text:span>. <text:span text:style-name="T9">San</text:span> <text:span text:style-name="T9">Jose</text:span>, CA, 1996, p. 20-25.</text:p>
      <text:p text:style-name="Corpo_20_do_20_texto_3a__20_texto_20__28_referência_29_"/>
      <text:p text:style-name="Corpo_20_do_20_texto_3a__20_texto_20__28_referência_29_">FERNANDES, Leonardo. <text:span text:style-name="T34">OSGi e os benefícios de uma Arquitetura Modular</text:span>. 37.ed. 2009. p. 27-35.</text:p>
      <text:p text:style-name="Corpo_20_do_20_texto_3a__20_texto_20__28_referência_29_"/>
      <text:p text:style-name="Corpo_20_do_20_texto_3a__20_texto_20__28_referência_29_">GAMA, <text:span text:style-name="T9">Kiev.</text:span><text:span text:style-name="T34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54">GIL, Antônio Carlos. </text:span><text:span text:style-name="T35">Como elaborar projetos de pesquisa</text:span><text:span text:style-name="T54">. São Paulo: Atlas, 2002.</text:span></text:p>
      <text:p text:style-name="Corpo_20_do_20_texto_3a__20_texto_20__28_referência_29_"/>
      <text:p text:style-name="Corpo_20_do_20_texto_3a__20_texto_20__28_referência_29_">GON<text:span text:style-name="T66">Ç</text:span>ALVES, Antonio. <text:span text:style-name="T24">Beginning</text:span><text:span text:style-name="T34"> Java EE 6 </text:span><text:span text:style-name="T39">Platform</text:span><text:span text:style-name="T34"> </text:span><text:span text:style-name="T24">with</text:span><text:span text:style-name="T34"> GlassFish 3</text:span>. <text:span text:style-name="T61">Nova York: Springer Science+Businnes Media, LCC.</text:span> 2010.</text:p>
      <text:p text:style-name="Corpo_20_do_20_texto_3a__20_texto_20__28_referência_29_"/>
      <text:p text:style-name="Corpo_20_do_20_texto_3a__20_texto_20__28_referência_29_">JERSEY. <text:span text:style-name="T34">Jersey</text:span>: RESTful Web Services in Java. 2015. <text:s/>Disponível em https://jersey.java.net/. Acesso em 10 de agosto, 2015.</text:p>
      <text:p text:style-name="Corpo_20_do_20_texto_3a__20_texto_20__28_referência_29_"/>
      <text:p text:style-name="Corpo_20_do_20_texto_3a__20_texto_20__28_referência_29_">KIOSKEA. <text:span text:style-name="T34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9">Kirk.</text:span> <text:span text:style-name="T34">Java </text:span><text:span text:style-name="T38">A</text:span><text:span text:style-name="T24">pplication</text:span><text:span text:style-name="T34"> </text:span><text:span text:style-name="T38">A</text:span><text:span text:style-name="T24">rchitecture</text:span><text:span text:style-name="T34">:</text:span> <text:span text:style-name="T60">M</text:span><text:span text:style-name="T9">odularity</text:span> <text:span text:style-name="T60">P</text:span><text:span text:style-name="T9">atterns</text:span> <text:span text:style-name="T9">with</text:span> <text:span text:style-name="T60">E</text:span><text:span text:style-name="T9">xamples</text:span> <text:span text:style-name="T60">U</text:span><text:span text:style-name="T9">sing</text:span> OSGi. <text:span text:style-name="T9">Crawfordsville</text:span>: <text:span text:style-name="T9">Pearson</text:span> <text:span text:style-name="T9">Education</text:span>, 2012.</text:p>
      <text:p text:style-name="Corpo_20_do_20_texto_3a__20_texto_20__28_referência_29_"/>
      <text:p text:style-name="Corpo_20_do_20_texto_3a__20_texto_20__28_referência_29_"><text:span text:style-name="T67">LIRA</text:span>, <text:tab/><text:span text:style-name="T67">Douglas</text:span>; <text:span text:style-name="T68">Schmitz</text:span>, <text:span text:style-name="T67">Daniel</text:span>. <text:span text:style-name="T41">AngularJS na prática</text:span><text:span text:style-name="T50">. São Paulo:</text:span> Leanpub, <text:span text:style-name="T67">2014</text:span>.</text:p>
      <text:p text:style-name="Corpo_20_do_20_texto_3a__20_texto_20__28_referência_29_"/>
      <text:p text:style-name="Corpo_20_do_20_texto_3a__20_texto_20__28_referência_29_">LUCENA, Fábio Nogueira de. <text:span text:style-name="T34">Introdução ao </text:span><text:span text:style-name="T24">Equinox</text:span><text:span text:style-name="T9">.</text:span> 2010. Disponível em https://code.google.com/p/exemplos/<text:span text:style-name="T9">wiki</text:span>/<text:span text:style-name="T9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34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34">OSGi Distribuído: </text:span><text:span text:style-name="T26">deployment</text:span><text:span text:style-name="T45"> local e execução remota. Monografia de Seminários de Sistemas Distribuídos. Pontifíc</text:span><text:span text:style-name="T46">i</text:span><text:span text:style-name="T45">a Universidade Católica do Rio de Janeiro, 2008.</text:span></text:p>
      <text:p text:style-name="Corpo_20_do_20_texto_3a__20_texto_20__28_referência_29_"/>
      <text:p text:style-name="Corpo_20_do_20_texto_3a__20_texto_20__28_referência_29_"><text:span text:style-name="T69">MARIE, Victor. </text:span><text:span text:style-name="T42">Bootsrapt e formulários HTML5.</text:span><text:span text:style-name="T51"> 2015. Disponível em http://www.caelum.com.br/apostila-html-css-javascript/bootstrap-e-formularios-html5/. Acesso em 09 </text:span><text:span text:style-name="T48">de agosto, 2015</text:span><text:span text:style-name="T51">.</text:span></text:p>
      <text:p text:style-name="Corpo_20_do_20_texto_3a__20_texto_20__28_referência_29_"/>
      <text:p text:style-name="Corpo_20_do_20_texto_3a__20_texto_20__28_referência_29_">MAUJOR. <text:span text:style-name="T34">Site sobre CSS e Padrões Web:</text:span> Por que CSS?. 2015. Disponível <text:span text:style-name="T56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34">OSGi Distribuída:</text:span> Uma Visão Geral. 42.ed. 2010. p. 60-67.</text:p>
      <text:p text:style-name="Corpo_20_do_20_texto_3a__20_texto_20__28_referência_29_"><text:soft-page-break/></text:p>
      <text:p text:style-name="Corpo_20_do_20_texto_3a__20_texto_20__28_referência_29_">MILANI, André. PostgreSQL: <text:span text:style-name="T34">Guia do Programador</text:span>. São Paulo: <text:span text:style-name="T9">Novatec</text:span> Editora, 2008.</text:p>
      <text:p text:style-name="Corpo_20_do_20_texto_3a__20_texto_20__28_referência_29_"/>
      <text:p text:style-name="Corpo_20_do_20_texto_3a__20_texto_20__28_referência_29_">Mozilla <text:span text:style-name="T9">Developer</text:span> <text:span text:style-name="T9">Network.</text:span> <text:span text:style-name="T34">CSS</text:span>. 2015. Disponível em: https://developer.mozilla.org/<text:span text:style-name="T9">pt-BR</text:span>/<text:span text:style-name="T9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9">Developer</text:span> <text:span text:style-name="T9">Network.</text:span> <text:span text:style-name="T34">HTML</text:span>. 2014. Disponível em: https://developer.mozilla.org/<text:span text:style-name="T9">pt-BR</text:span>/<text:span text:style-name="T9">docs</text:span>/Web/HTML. Acesso em 07 de março, 2015.</text:p>
      <text:p text:style-name="Corpo_20_do_20_texto_3a__20_texto_20__28_referência_29_"/>
      <text:p text:style-name="Corpo_20_do_20_texto_3a__20_texto_20__28_referência_29_"><text:span text:style-name="T45">Mozilla </text:span><text:span text:style-name="T26">Developer</text:span><text:span text:style-name="T45"> </text:span><text:span text:style-name="T26">Network.</text:span><text:span text:style-name="T45"> </text:span><text:span text:style-name="T34">JavaScript</text:span><text:span text:style-name="T45">. 2015. Disponível em: https://developer.mozilla.org/pt-BR/</text:span><text:span text:style-name="T26">docs</text:span><text:span text:style-name="T45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9">Developer</text:span> <text:span text:style-name="T9">Network.</text:span> <text:span text:style-name="T34">JavaScript </text:span><text:span text:style-name="T24">language</text:span><text:span text:style-name="T34"> </text:span><text:span text:style-name="T24">resources</text:span><text:span text:style-name="T9">.</text:span> 2014. Disponível em https://developer.mozilla.org/en-US/<text:span text:style-name="T9">docs</text:span>/Web/JavaScript/<text:span text:style-name="T9">Language</text:span>_<text:span text:style-name="T9">Resources.</text:span> Acesso em 08 de março, 2015.</text:p>
      <text:p text:style-name="Corpo_20_do_20_texto_3a__20_texto_20__28_referência_29_"/>
      <text:p text:style-name="Corpo_20_do_20_texto_3a__20_texto_20__28_referência_29_"><text:span text:style-name="T70">OLIVEIRA, Eric. </text:span><text:span text:style-name="T43">Aprenda AngularJS com estes 5 Exemplos Práticos.</text:span><text:span text:style-name="T52"> 2013. Disponível em http://javascriptbrasil.com/2013/10/23/aprenda-angularjs-com-estes-5-exemplos-praticos/. Acesso em 09 </text:span><text:span text:style-name="T53">de agosto, 2015</text:span><text:span text:style-name="T52">.</text:span></text:p>
      <text:p text:style-name="Corpo_20_do_20_texto_3a__20_texto_20__28_referência_29_"/>
      <text:p text:style-name="Corpo_20_do_20_texto_3a__20_texto_20__28_referência_29_">OSGI ALLIANCE. <text:span text:style-name="T34">OSGi</text:span><text:span text:style-name="T45">.</text:span> 2015. Disponível em http://www.osgi.org/Main/<text:span text:style-name="T9">HomePage.</text:span> Acesso em 08 de março, 2015.</text:p>
      <text:p text:style-name="Corpo_20_do_20_texto_3a__20_texto_20__28_referência_29_"/>
      <text:p text:style-name="Corpo_20_do_20_texto_3a__20_texto_20__28_referência_29_"><text:span text:style-name="T71">ORACLE. </text:span><text:span text:style-name="T25">Difference</text:span><text:span text:style-name="T44"> </text:span><text:span text:style-name="T25">between</text:span><text:span text:style-name="T44"> GlassFish </text:span><text:span text:style-name="T25">Open</text:span><text:span text:style-name="T44"> </text:span><text:span text:style-name="T25">Source</text:span><text:span text:style-name="T44"> </text:span><text:span text:style-name="T25">and</text:span><text:span text:style-name="T44"> </text:span><text:span text:style-name="T25">Commercial</text:span><text:span text:style-name="T44"> </text:span><text:span text:style-name="T25">Editions</text:span><text:span text:style-name="T28">.</text:span><text:span text:style-name="T71"> 2011. Disponível em https://blogs.oracle.com/GlassFishForBusiness/entry/difference_between_glassfish_open_source. Acesso em 20 de junho, 2015.</text:span></text:p>
      <text:p text:style-name="Corpo_20_do_20_texto_3a__20_texto_20__28_referência_29_"/>
      <text:p text:style-name="Corpo_20_do_20_texto_3a__20_texto_20__28_referência_29_">SAUDATE, Alexandre. <text:span text:style-name="T34">REST</text:span>: Construa API's inteligentes de maneira simples. São Paulo: Casa do Código, 2013.</text:p>
      <text:p text:style-name="Corpo_20_do_20_texto_3a__20_texto_20__28_referência_29_"/>
      <text:p text:style-name="Corpo_20_do_20_texto_3a__20_texto_20__28_referência_29_"><text:span text:style-name="T72">SANTOS FILHO</text:span>, Walter dos. <text:span text:style-name="T34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SANTOS, Wagner Roberto dos. <text:span text:style-name="T34">RESTful Web Services e a API JAX-RS</text:span>. 2009. Disponível em http://www.univale.com.br/unisite/mundo-j/artigos/35RESTful.pdf. Acesso em 08 de agosto, 2015.</text:p>
      <text:p text:style-name="Corpo_20_do_20_texto_3a__20_texto_20__28_referência_29_"/>
      <text:p text:style-name="Corpo_20_do_20_texto_3a__20_texto_20__28_referência_29_">SILVA, Maurício <text:span text:style-name="T9">Samy.</text:span> <text:span text:style-name="T34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34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34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9">Richard</text:span>; LIZARDO, <text:span text:style-name="T57">Luis</text:span> Eduardo O. <text:soft-page-break/><text:span text:style-name="T34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Corpo_20_do_20_texto_3a__20_texto_20__28_referência_29_"><text:span text:style-name="T62">STERN, </text:span><text:span text:style-name="Strong_20_Emphasis"><text:span text:style-name="T63">Eduardo Hoelz</text:span></text:span><text:span text:style-name="T62">. </text:span><text:span text:style-name="T64">PostgreSQL</text:span><text:span text:style-name="T62"> - Introducao e Conceitos. 2003.</text:span> Disponível em <text:span text:style-name="T73">http://www.devmedia.com.br/artigo-sql-magazine-6-postgresql-introducao-e-conceitos/7185</text:span>. Acesso em <text:span text:style-name="T73">10</text:span> de <text:span text:style-name="T73">agosto</text:span>, 2015.</text:p>
      <text:p text:style-name="Corpo_20_do_20_texto_3a__20_texto_20__28_referência_29_"/>
      <text:p text:style-name="Corpo_20_do_20_texto_3a__20_texto_20__28_referência_29_"><text:span text:style-name="T59">USP. </text:span><text:span text:style-name="T37">Fundamentos do projeto de software</text:span><text:span text:style-name="T59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W3C. <text:span text:style-name="T24">About</text:span><text:span text:style-name="T34"> W3C</text:span>. 2015. Disponível em http://www.w3.<text:span text:style-name="T9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24">What</text:span><text:span text:style-name="T34"> is CSS?</text:span>. 2015. Disponível em http://www.w3.org/<text:span text:style-name="T9">Style</text:span>/CSS/. Acesso em 08 de março, 2015.<text:span text:style-name="T75">COOK, Stuart; SELLTIZ, Claire; WRIGHTSMAN, Lawrence Samuel. Métodos de pesquisa nas relações sociais. São Paulo: EPU, 198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3.1492in" fo:margin-right="0in" fo:text-indent="0in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in" fo:margin-bottom="0.7083in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in" fo:margin-bottom="0.7083in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1965in" fo:margin-right="0in" fo:line-height="150%" fo:text-indent="0in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in" fo:margin-right="0in" fo:line-height="150%" fo:text-indent="0in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in" fo:margin-right="0in" fo:line-height="150%" fo:text-indent="0in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in" fo:margin-right="0in" fo:line-height="150%" fo:text-align="justify" style:justify-single-word="false" fo:text-indent="0.4925in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fo:text-align="justify" style:justify-single-word="false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2362in" fo:margin-right="0in" fo:text-indent="-0.2362in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in" fo:margin-right="0in" fo:line-height="150%" fo:text-indent="0in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0.4in" fo:margin-right="0in" fo:line-height="150%" fo:text-indent="0in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in" fo:margin-bottom="0in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o_20_texto_3a__20_subtítulos_20_3" style:display-name="Corpo do texto: subtítulos 3" style:family="paragraph" style:parent-style-name="TCC_20_Univás" style:next-style-name="Corpo_20_do_20_texto_3a__20_texto_20__28_geral_29_" style:default-outline-level="4" style:list-style-name="TCC_20_Univás_3a__20_númeração_20_títulos_20_e_20_subtítulos" style:class="text">
      <style:paragraph-properties fo:margin-left="0in" fo:margin-right="0in" fo:line-height="150%" fo:text-indent="0in" style:auto-text-indent="false"/>
      <style:text-properties fo:font-weight="bold" style:font-size-asian="10.5pt"/>
    </style:style>
    <style:style style:name="Sumário_3a__20_itens_20_nível_20_4" style:display-name="Sumário: itens nível 4" style:family="paragraph" style:parent-style-name="TCC_20_Univás" style:class="text" style:master-page-name="">
      <style:paragraph-properties fo:margin-left="0.6in" fo:margin-right="0in" fo:line-height="150%" fo:text-indent="0in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811in" fo:margin-bottom="0.7874in" fo:margin-left="1.1811in" fo:margin-right="0.7874in" fo:background-color="transparent" style:register-truth-ref-style-name="Rodapé_3a__20_númeração_20_de_20_páginas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0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3DT10H16M15S</meta:editing-duration>
    <meta:editing-cycles>1546</meta:editing-cycles>
    <meta:generator>LibreOffice/4.3.3.2$Linux_X86_64 LibreOffice_project/430m0$Build-2</meta:generator>
    <meta:initial-creator>Felipe Rodrigues</meta:initial-creator>
    <dc:date>2015-09-15T13:28:34.677472823</dc:date>
    <dc:creator>Felipe Prado</dc:creator>
    <meta:document-statistic meta:table-count="0" meta:image-count="0" meta:object-count="0" meta:page-count="12" meta:paragraph-count="93" meta:word-count="1326" meta:character-count="10351" meta:non-whitespace-character-count="9093"/>
  </office:meta>
</office:document-meta>
</file>